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auhaus 93" svg:font-family="'Bauhaus 93'" style:font-family-generic="decorative"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decorative"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Code Pro" svg:font-family="'Source Code Pro'" style:font-family-generic="modern" style:font-pitch="variable"/>
    <style:font-face style:name="Source Code Pro1" svg:font-family="'Source Code Pro'" style:font-family-generic="modern" style:font-pitch="fixed"/>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3465a4" draw:marker-start-width="0.252cm" draw:marker-end-width="0.252cm" svg:stroke-linecap="round" draw:fill="none" draw:textarea-horizontal-align="justify" draw:textarea-vertical-align="middle" draw:auto-grow-height="false" fo:min-height="0cm" fo:min-width="0.293cm" fo:padding-top="0.142cm" fo:padding-bottom="0.142cm" fo:padding-left="0.267cm" fo:padding-right="0.267cm"/>
    </style:style>
    <style:style style:name="gr2" style:family="graphic" style:parent-style-name="standard" style:list-style-name="L1">
      <style:graphic-properties draw:stroke="solid" svg:stroke-width="0.035cm" svg:stroke-color="#000000" draw:marker-start="" draw:marker-start-width="0.131cm" draw:marker-start-center="false" draw:marker-end="" draw:marker-end-width="0.131cm" draw:marker-end-center="false" draw:stroke-linejoin="round" svg:stroke-linecap="round" draw:fill="none" draw:fill-color="#ffffff" draw:textarea-horizontal-align="justify" draw:textarea-vertical-align="middle" draw:auto-grow-height="false" draw:fit-to-size="false" style:shrink-to-fit="false" fo:min-height="0.035cm" fo:min-width="1.014cm" fo:padding-top="0.102cm" fo:padding-bottom="0.102cm" fo:padding-left="0.227cm" fo:padding-right="0.227cm" fo:wrap-option="wrap" draw:shadow="hidden" draw:shadow-offset-x="0.2cm" draw:shadow-offset-y="0.2cm" draw:shadow-color="#808080"/>
    </style:style>
    <style:style style:name="gr3" style:family="graphic" style:parent-style-name="standard" style:list-style-name="L1">
      <style:graphic-properties draw:stroke="solid" svg:stroke-width="0.035cm" svg:stroke-color="#000000" draw:marker-start="" draw:marker-start-width="0.131cm" draw:marker-start-center="false" draw:marker-end="" draw:marker-end-width="0.131cm" draw:marker-end-center="false" draw:stroke-linejoin="round" svg:stroke-linecap="round" draw:fill="none" draw:fill-color="#ffffff" draw:textarea-horizontal-align="justify" draw:textarea-vertical-align="middle" draw:auto-grow-height="false" draw:fit-to-size="false" style:shrink-to-fit="false" fo:min-height="0.352cm" fo:min-width="11.334cm" fo:padding-top="0.102cm" fo:padding-bottom="0.102cm" fo:padding-left="0.227cm" fo:padding-right="0.227cm" fo:wrap-option="wrap" draw:shadow="hidden" draw:shadow-offset-x="0.2cm" draw:shadow-offset-y="0.2cm" draw:shadow-color="#808080"/>
    </style:style>
    <style:style style:name="gr4" style:family="graphic" style:parent-style-name="objectwithoutfill">
      <style:graphic-properties svg:stroke-width="0.035cm" svg:stroke-color="#000000" draw:marker-start="" draw:marker-start-width="0.352cm" draw:marker-end="Arrow" draw:marker-end-width="0.352cm" draw:fill="solid" draw:textarea-vertical-align="middle" fo:padding-top="0.142cm" fo:padding-bottom="0.142cm" fo:padding-left="0.267cm" fo:padding-right="0.267cm"/>
    </style:style>
    <style:style style:name="gr5" style:family="graphic" style:parent-style-name="standard">
      <style:graphic-properties svg:stroke-width="0.035cm" svg:stroke-color="#3465a4" draw:marker-start-width="0.252cm" draw:marker-end-width="0.252cm" draw:fill="none" draw:textarea-horizontal-align="justify" draw:textarea-vertical-align="middle" draw:auto-grow-height="false" fo:min-height="19.34cm" fo:min-width="25.44cm" fo:padding-top="0.142cm" fo:padding-bottom="0.142cm" fo:padding-left="0.267cm" fo:padding-right="0.267cm"/>
    </style:style>
    <style:style style:name="gr6"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38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7"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3.878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8"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9"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0"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1"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2" style:family="graphic" style:parent-style-name="standard" style:list-style-name="L1">
      <style:graphic-properties draw:stroke="solid" draw:stroke-dash="Dashed_20__28_var_29__20_2" svg:stroke-width="0.03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3"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4"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5"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6"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38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7"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38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8" style:family="graphic" style:parent-style-name="Object_20_with_20_no_20_fill_20_and_20_no_20_line">
      <style:graphic-properties draw:stroke="solid" svg:stroke-width="0.035cm" svg:stroke-color="#000000" draw:marker-start-width="0.253cm" draw:marker-end-width="0.253cm" draw:opacity="50%" draw:textarea-horizontal-align="justify" draw:textarea-vertical-align="middle" draw:auto-grow-height="false" fo:min-height="0.783cm" fo:min-width="1.955cm" fo:padding-top="0.143cm" fo:padding-bottom="0.143cm" fo:padding-left="0.268cm" fo:padding-right="0.268cm">
        <style:columns fo:column-count="1" fo:column-gap="0cm">
          <style:column style:rel-width="65535*" fo:start-indent="0cm" fo:end-indent="0cm"/>
        </style:columns>
      </style:graphic-properties>
      <style:paragraph-properties style:writing-mode="lr-tb"/>
    </style:style>
    <style:style style:name="gr19" style:family="graphic" style:parent-style-name="Object_20_with_20_no_20_fill_20_and_20_no_20_line">
      <style:graphic-properties draw:stroke="none" svg:stroke-color="#000000" draw:fill="none" draw:fill-color="#ffffff" fo:min-height="1.094cm"/>
      <style:paragraph-properties style:writing-mode="lr-tb"/>
    </style:style>
    <style:style style:name="gr20"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2.29cm" fo:min-width="3.31cm" fo:padding-top="0.125cm" fo:padding-bottom="0.125cm" fo:padding-left="0.25cm" fo:padding-right="0.25cm" fo:wrap-option="no-wrap" draw:shadow="hidden" draw:shadow-offset-x="0.03cm" draw:shadow-offset-y="0.03cm" draw:shadow-color="#808080"/>
      <style:paragraph-properties style:writing-mode="lr-tb"/>
    </style:style>
    <style:style style:name="gr21"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hatch" draw:fill-color="#ffffff" draw:fill-hatch-name="Red_20_90_20_Degrees_20_Crossed_20_3" draw:fill-hatch-solid="false" draw:opacity="50%" draw:textarea-horizontal-align="justify" draw:textarea-vertical-align="middle" draw:auto-grow-height="false" fo:min-height="2.29cm" fo:min-width="3.31cm" fo:padding-top="0.125cm" fo:padding-bottom="0.125cm" fo:padding-left="0.25cm" fo:padding-right="0.25cm" fo:wrap-option="no-wrap" draw:shadow="hidden" draw:shadow-offset-x="0.03cm" draw:shadow-offset-y="0.03cm" draw:shadow-color="#808080"/>
      <style:paragraph-properties style:writing-mode="lr-tb"/>
    </style:style>
    <style:style style:name="gr22"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9.91cm" fo:min-width="3.31cm" fo:padding-top="0.125cm" fo:padding-bottom="0.125cm" fo:padding-left="0.25cm" fo:padding-right="0.25cm" fo:wrap-option="no-wrap" draw:shadow="hidden" draw:shadow-offset-x="0.03cm" draw:shadow-offset-y="0.03cm" draw:shadow-color="#808080"/>
      <style:paragraph-properties style:writing-mode="lr-tb"/>
    </style:style>
    <style:style style:name="gr23" style:family="graphic" style:parent-style-name="Arrow_20_Line">
      <style:graphic-properties svg:stroke-width="0.035cm" draw:marker-start="Circle" draw:marker-start-width="0.252cm" draw:marker-end="Arrowheads_20_2" draw:marker-end-width="0.252cm" fo:padding-top="0.017cm" fo:padding-bottom="0.017cm" fo:padding-left="0.017cm" fo:padding-right="0.017cm"/>
      <style:paragraph-properties style:writing-mode="lr-tb"/>
    </style:style>
    <style:style style:name="gr24" style:family="graphic" style:parent-style-name="objectwithoutfill">
      <style:graphic-properties draw:stroke="solid" svg:stroke-width="0.035cm" svg:stroke-color="#000000" draw:marker-start-width="0.253cm" draw:marker-end-width="0.253cm" draw:textarea-vertical-align="middle" draw:auto-grow-height="false" fo:min-height="0cm" fo:min-width="0.907cm" fo:padding-top="0.143cm" fo:padding-bottom="0.143cm" fo:padding-left="0.268cm" fo:padding-right="0.268cm" fo:wrap-option="wrap"/>
    </style:style>
    <style:style style:name="gr25" style:family="graphic" style:parent-style-name="objectwithoutfill">
      <style:graphic-properties draw:stroke="none" svg:stroke-color="#000000" draw:fill="none" draw:fill-color="#ffffff" fo:min-height="1.588cm"/>
      <style:paragraph-properties style:writing-mode="lr-tb"/>
    </style:style>
    <style:style style:name="gr26" style:family="graphic" style:parent-style-name="standard" style:list-style-name="L1">
      <style:graphic-properties draw:stroke="solid" draw:stroke-dash="Dashed_20__28_var_29__20_4" svg:stroke-width="0.035cm" svg:stroke-color="#000000" draw:marker-start="" draw:marker-start-width="0.253cm" draw:marker-start-center="false" draw:marker-end="" draw:marker-end-width="0.253cm" draw:marker-end-center="false" svg:stroke-linecap="round" draw:fill="none" draw:fill-color="#729fcf" draw:textarea-horizontal-align="justify" draw:textarea-vertical-align="middle" draw:auto-grow-height="false" fo:min-height="0cm" fo:min-width="0.894cm" fo:padding-top="0.143cm" fo:padding-bottom="0.143cm" fo:padding-left="0.268cm" fo:padding-right="0.268cm" fo:wrap-option="wrap" draw:shadow="hidden" draw:shadow-offset-x="0.2cm" draw:shadow-offset-y="0.2cm" draw:shadow-color="#808080"/>
    </style:style>
    <style:style style:name="gr2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textarea-horizontal-align="justify" fo:min-height="1.336cm" fo:padding-top="0.125cm" fo:padding-bottom="0.125cm" fo:padding-left="0.25cm" fo:padding-right="0.25cm" fo:wrap-option="wrap" draw:shadow="hidden" draw:shadow-offset-x="0.2cm" draw:shadow-offset-y="0.2cm" draw:shadow-color="#808080"/>
      <style:paragraph-properties style:writing-mode="lr-tb"/>
    </style:style>
    <style:style style:name="gr28" style:family="graphic" style:parent-style-name="Arrow_20_Line">
      <style:graphic-properties draw:stroke="dash" draw:stroke-dash="Double_20_Dash" svg:stroke-width="0.035cm" draw:marker-start="" draw:marker-start-width="0.252cm" draw:marker-end="Arrowheads_20_2" draw:marker-end-width="0.252cm" draw:textarea-vertical-align="top" fo:padding-top="0.017cm" fo:padding-bottom="0.017cm" fo:padding-left="0.017cm" fo:padding-right="0.017cm"/>
      <style:paragraph-properties style:writing-mode="lr-tb"/>
    </style:style>
    <style:style style:name="gr29" style:family="graphic" style:parent-style-name="Arrow_20_Line">
      <style:graphic-properties svg:stroke-width="0.035cm" draw:marker-start="Arrowheads_20_2" draw:marker-start-width="0.252cm" draw:marker-end="" draw:marker-end-width="0.252cm" draw:textarea-vertical-align="bottom" fo:padding-top="0.017cm" fo:padding-bottom="0.017cm" fo:padding-left="0.017cm" fo:padding-right="0.017cm"/>
      <style:paragraph-properties style:writing-mode="lr-tb"/>
    </style:style>
    <style:style style:name="gr30" style:family="graphic" style:parent-style-name="standard">
      <style:graphic-properties draw:stroke="solid" svg:stroke-width="0.035cm" svg:stroke-color="#000000" draw:marker-start-width="0.304cm" draw:marker-end="Arrowheads_20_7" draw:marker-end-width="0.404cm" svg:stroke-linecap="round" draw:fill="solid" draw:fill-color="#ffffff" draw:opacity="100%" draw:textarea-horizontal-align="center" draw:textarea-vertical-align="middle" fo:padding-top="0.159cm" fo:padding-bottom="0.159cm" fo:padding-left="0.284cm" fo:padding-right="0.284cm"/>
    </style:style>
    <style:style style:name="gr31"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46cm" fo:min-width="0.553cm"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svg:stroke-linecap="round" draw:fill="solid" draw:fill-color="#ffffff" draw:opacity="100%" draw:textarea-horizontal-align="justify" draw:textarea-vertical-align="middle" draw:auto-grow-height="false" fo:min-height="0.046cm" fo:min-width="1.966cm" fo:padding-top="0.142cm" fo:padding-bottom="0.142cm" fo:padding-left="0.267cm" fo:padding-right="0.267cm"/>
    </style:style>
    <style:style style:name="gr33" style:family="graphic" style:parent-style-name="standard">
      <style:graphic-properties draw:stroke="none" draw:fill-color="#000000" draw:textarea-horizontal-align="justify" draw:textarea-vertical-align="middle" draw:auto-grow-height="false" fo:min-height="2.29cm" fo:min-width="0cm"/>
    </style:style>
    <style:style style:name="gr34" style:family="graphic" style:parent-style-name="standard">
      <style:graphic-properties draw:stroke="none" draw:fill-color="#000000" draw:textarea-horizontal-align="justify" draw:textarea-vertical-align="middle" draw:auto-grow-height="false" fo:min-height="2.607cm" fo:min-width="0cm"/>
    </style:style>
    <style:style style:name="gr35"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197cm" fo:min-width="0.378cm" fo:padding-top="0.142cm" fo:padding-bottom="0.142cm" fo:padding-left="0.267cm" fo:padding-right="0.267cm"/>
    </style:style>
    <style:style style:name="gr36" style:family="graphic" style:parent-style-name="standard" style:list-style-name="L1">
      <style:graphic-properties draw:stroke="solid" svg:stroke-width="0.035cm" svg:stroke-color="#000000" draw:marker-start="" draw:marker-start-width="0.131cm" draw:marker-start-center="false" draw:marker-end="" draw:marker-end-width="0.131cm" draw:marker-end-center="false" draw:stroke-linejoin="round" svg:stroke-linecap="round" draw:fill="none" draw:fill-color="#ffffff" draw:textarea-horizontal-align="justify" draw:textarea-vertical-align="middle" draw:auto-grow-height="false" draw:fit-to-size="false" style:shrink-to-fit="false" fo:min-height="0.235cm" fo:min-width="12.236cm" fo:padding-top="0.102cm" fo:padding-bottom="0.102cm" fo:padding-left="0.227cm" fo:padding-right="0.227cm" fo:wrap-option="wrap" draw:shadow="hidden" draw:shadow-offset-x="0.2cm" draw:shadow-offset-y="0.2cm" draw:shadow-color="#808080"/>
      <style:paragraph-properties style:writing-mode="lr-tb"/>
    </style:style>
    <style:style style:name="gr37" style:family="graphic" style:parent-style-name="standard" style:list-style-name="L1">
      <style:graphic-properties draw:stroke="solid" svg:stroke-width="0.035cm" svg:stroke-color="#000000" draw:marker-start="" draw:marker-start-width="0.131cm" draw:marker-start-center="false" draw:marker-end="" draw:marker-end-width="0.131cm" draw:marker-end-center="false" draw:stroke-linejoin="round" svg:stroke-linecap="round" draw:fill="none" draw:fill-color="#ffffff" draw:textarea-horizontal-align="justify" draw:textarea-vertical-align="middle" draw:auto-grow-height="false" draw:fit-to-size="false" style:shrink-to-fit="false" fo:min-height="0.116cm" fo:min-width="1.39cm" fo:padding-top="0.102cm" fo:padding-bottom="0.102cm" fo:padding-left="0.227cm" fo:padding-right="0.227cm" fo:wrap-option="wrap" draw:shadow="hidden" draw:shadow-offset-x="0.2cm" draw:shadow-offset-y="0.2cm" draw:shadow-color="#808080"/>
    </style:style>
    <style:style style:name="gr38"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857cm" fo:min-width="0cm" fo:padding-top="0.142cm" fo:padding-bottom="0.142cm" fo:padding-left="0.267cm" fo:padding-right="0.267cm"/>
      <style:paragraph-properties style:writing-mode="lr-tb"/>
    </style:style>
    <style:style style:name="gr39" style:family="graphic" style:parent-style-name="standard" style:list-style-name="L1">
      <style:graphic-properties draw:stroke="solid" draw:stroke-dash="Dashed_20__28_var_29__20_4" svg:stroke-width="0.035cm" svg:stroke-color="#000000" draw:marker-start="" draw:marker-start-width="0.253cm" draw:marker-start-center="false" draw:marker-end="" draw:marker-end-width="0.253cm" draw:marker-end-center="false" draw:fill="none" draw:fill-color="#729fcf" draw:textarea-horizontal-align="justify" draw:textarea-vertical-align="middle" draw:auto-grow-height="false" fo:min-height="0.158cm" fo:min-width="1.626cm" fo:padding-top="0.143cm" fo:padding-bottom="0.143cm" fo:padding-left="0.268cm" fo:padding-right="0.268cm" fo:wrap-option="wrap" draw:shadow="hidden" draw:shadow-offset-x="0.2cm" draw:shadow-offset-y="0.2cm" draw:shadow-color="#808080"/>
    </style:style>
    <style:style style:name="gr4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textarea-horizontal-align="justify" draw:textarea-vertical-align="bottom" fo:min-height="1.337cm" fo:padding-top="0.125cm" fo:padding-bottom="0.125cm" fo:padding-left="0.25cm" fo:padding-right="0.25cm" fo:wrap-option="wrap" draw:shadow="hidden" draw:shadow-offset-x="0.2cm" draw:shadow-offset-y="0.2cm" draw:shadow-color="#808080"/>
      <style:paragraph-properties style:writing-mode="lr-tb"/>
    </style:style>
    <style:style style:name="gr41"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39cm" fo:min-width="1.772cm" fo:padding-top="0.142cm" fo:padding-bottom="0.142cm" fo:padding-left="0.267cm" fo:padding-right="0.267cm"/>
    </style:style>
    <style:style style:name="gr4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226cm" fo:min-width="3.041cm" fo:padding-top="0.165cm" fo:padding-bottom="0.165cm" fo:padding-left="0.29cm" fo:padding-right="0.29cm" fo:wrap-option="wrap" draw:shadow="hidden" draw:shadow-offset-x="0.2cm" draw:shadow-offset-y="0.2cm" draw:shadow-color="#808080">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289cm" fo:min-width="3.135cm" fo:padding-top="0.165cm" fo:padding-bottom="0.165cm" fo:padding-left="0.29cm" fo:padding-right="0.29cm" fo:wrap-option="wrap" draw:shadow="hidden" draw:shadow-offset-x="0.2cm" draw:shadow-offset-y="0.2cm" draw:shadow-color="#808080">
        <style:columns fo:column-count="1" fo:column-gap="0cm">
          <style:column style:rel-width="65535*" fo:start-indent="0cm" fo:end-indent="0cm"/>
        </style:columns>
      </style:graphic-properties>
      <style:paragraph-properties style:writing-mode="lr-tb"/>
    </style:style>
    <style:style style:name="gr44" style:family="graphic" style:parent-style-name="Arrow_20_Line">
      <style:graphic-properties svg:stroke-width="0.035cm" draw:marker-start="" draw:marker-start-width="0.252cm" draw:marker-end="Arrowheads_20_2" draw:marker-end-width="0.252cm" draw:textarea-vertical-align="top" fo:padding-top="0.017cm" fo:padding-bottom="0.017cm" fo:padding-left="0.017cm" fo:padding-right="0.017cm"/>
      <style:paragraph-properties style:writing-mode="lr-tb"/>
    </style:style>
    <style:style style:name="gr45"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46cm" fo:min-width="1.966cm" fo:padding-top="0.142cm" fo:padding-bottom="0.142cm" fo:padding-left="0.267cm" fo:padding-right="0.267cm"/>
    </style:style>
    <style:style style:name="gr46" style:family="graphic" style:parent-style-name="objectwithoutfill">
      <style:graphic-properties draw:stroke="none" svg:stroke-color="#000000" draw:fill="none" draw:fill-color="#ffffff" fo:min-height="0.446cm"/>
      <style:paragraph-properties style:writing-mode="lr-tb"/>
    </style:style>
    <style:style style:name="gr47" style:family="graphic" style:parent-style-name="objectwithoutfill">
      <style:graphic-properties draw:stroke="none" svg:stroke-color="#000000" draw:fill="none" draw:fill-color="#ffffff" draw:textarea-vertical-align="middle" fo:min-height="0.725cm"/>
      <style:paragraph-properties style:writing-mode="lr-tb"/>
    </style:style>
    <style:style style:name="gr48"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146cm" fo:min-width="2.911cm" fo:padding-top="0.142cm" fo:padding-bottom="0.142cm" fo:padding-left="0.267cm" fo:padding-right="0.267cm"/>
    </style:style>
    <style:style style:name="gr49" style:family="graphic" style:parent-style-name="objectwithoutfill">
      <style:graphic-properties draw:stroke="none" svg:stroke-color="#000000" draw:fill="none" draw:fill-color="#ffffff" fo:min-height="0.53cm"/>
      <style:paragraph-properties style:writing-mode="lr-tb"/>
    </style:style>
    <style:style style:name="gr50" style:family="graphic" style:parent-style-name="objectwithoutfill">
      <style:graphic-properties draw:stroke="none" svg:stroke-color="#000000" draw:fill="none" draw:fill-color="#ffffff" draw:textarea-vertical-align="bottom" fo:min-height="0.702cm"/>
      <style:paragraph-properties style:writing-mode="lr-tb"/>
    </style:style>
    <style:style style:name="gr51"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53cm" fo:min-width="0.195cm" fo:padding-top="0.142cm" fo:padding-bottom="0.142cm" fo:padding-left="0.267cm" fo:padding-right="0.267cm"/>
    </style:style>
    <style:style style:name="gr52" style:family="graphic" style:parent-style-name="objectwithoutfill">
      <style:graphic-properties draw:stroke="none" svg:stroke-color="#000000" draw:fill="none" draw:fill-color="#ffffff" draw:textarea-vertical-align="middle" fo:min-height="0.702cm"/>
      <style:paragraph-properties style:writing-mode="lr-tb"/>
    </style:style>
    <style:style style:name="gr53"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146cm" fo:min-width="2.908cm" fo:padding-top="0.142cm" fo:padding-bottom="0.142cm" fo:padding-left="0.267cm" fo:padding-right="0.267cm"/>
    </style:style>
    <style:style style:name="gr54" style:family="graphic" style:parent-style-name="standard">
      <style:graphic-properties svg:stroke-width="0.035cm" svg:stroke-color="#000000" draw:marker-start-width="0.252cm" draw:marker-end-width="0.252cm" draw:stroke-linejoin="miter" svg:stroke-linecap="square" draw:fill="none" draw:opacity="50%" draw:textarea-horizontal-align="justify" draw:textarea-vertical-align="middle" draw:auto-grow-height="false" fo:min-height="0.146cm" fo:min-width="2.924cm" fo:padding-top="0.142cm" fo:padding-bottom="0.142cm" fo:padding-left="0.267cm" fo:padding-right="0.267cm" loext:glow-transparency="0%"/>
    </style:style>
    <style:style style:name="gr55" style:family="graphic" style:parent-style-name="Arrow_20_Line">
      <style:graphic-properties svg:stroke-width="0.035cm" draw:marker-start="Arrowheads_20_2" draw:marker-start-width="0.252cm" draw:marker-end="Circle" draw:marker-end-width="0.252cm" fo:padding-top="0.017cm" fo:padding-bottom="0.017cm" fo:padding-left="0.017cm" fo:padding-right="0.017cm"/>
      <style:paragraph-properties style:writing-mode="lr-tb"/>
    </style:style>
    <style:style style:name="gr56"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textarea-horizontal-align="justify" draw:textarea-vertical-align="bottom" fo:min-height="1.337cm" fo:padding-top="0.125cm" fo:padding-bottom="0.125cm" fo:padding-left="0.25cm" fo:padding-right="0.25cm" fo:wrap-option="wrap" draw:shadow="hidden" draw:shadow-offset-x="0.2cm" draw:shadow-offset-y="0.2cm" draw:shadow-color="#808080"/>
      <style:paragraph-properties style:writing-mode="lr-tb"/>
    </style:style>
    <style:style style:name="P1" style:family="paragraph">
      <loext:graphic-properties draw:fill="none"/>
      <style:paragraph-properties fo:text-align="center"/>
      <style:text-properties fo:font-weight="normal"/>
    </style:style>
    <style:style style:name="P2" style:family="paragraph">
      <loext:graphic-properties draw:fill="none" draw:fill-color="#ffffff"/>
      <style:paragraph-properties fo:margin-left="0cm" fo:margin-right="0cm" fo:margin-top="0cm" fo:margin-bottom="0cm" fo:line-height="100%" fo:text-align="center" fo:text-indent="0cm" style:font-independent-line-spacing="true"/>
      <style:text-properties fo:font-variant="normal" fo:text-transform="none" fo:color="#b47804"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 fo:font-size="14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 fo:font-size="14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 fo:font-size="10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 fo:font-size="10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 style:family="paragraph">
      <loext:graphic-properties draw:opacity="50%"/>
      <style:paragraph-properties fo:margin-top="0.152cm" fo:margin-bottom="0cm" fo:text-align="center" style:writing-mode="lr-tb"/>
      <style:text-properties style:font-name="Liberation Mono" fo:font-size="14pt" fo:text-shadow="1pt 1pt" fo:font-weight="normal" style:font-size-asian="12pt" style:font-size-complex="12pt"/>
    </style:style>
    <style:style style:name="P10" style:family="paragraph">
      <style:paragraph-properties fo:text-align="center" style:writing-mode="lr-tb"/>
    </style:style>
    <style:style style:name="P11" style:family="paragraph">
      <loext:graphic-properties draw:fill="none" draw:fill-color="#ffffff"/>
      <style:paragraph-properties fo:text-align="center" style:writing-mode="lr-tb"/>
      <style:text-properties style:font-name="Liberation Mono" fo:font-size="14pt" fo:text-shadow="1pt 1pt" fo:font-weight="normal" style:font-size-asian="12pt" style:font-weight-asian="normal" style:font-size-complex="12pt" style:font-weight-complex="normal"/>
    </style:style>
    <style:style style:name="P12" style:family="paragraph">
      <loext:graphic-properties draw:fill="hatch" draw:fill-color="#ffffff" draw:fill-hatch-name="Red_20_90_20_Degrees_20_Crossed_20_3" draw:fill-hatch-solid="false" draw:opacity="50%"/>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 fo:font-size="14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356cm" fo:margin-bottom="0.203cm" fo:line-height="115%" fo:text-align="center" fo:text-indent="0cm"/>
    </style:style>
    <style:style style:name="P14" style:family="paragraph">
      <style:paragraph-properties fo:margin-left="0cm" fo:margin-right="0cm" fo:margin-top="0.356cm" fo:margin-bottom="0.203cm" fo:line-height="115%" fo:text-align="center" fo:text-indent="0cm" style:writing-mode="lr-tb"/>
      <style:text-properties style:text-outline="false" style:font-name="Source Code Pro1" fo:font-size="10pt" fo:text-shadow="1pt 1pt" style:font-size-asian="12pt" style:font-size-complex="12pt" style:text-overline-style="solid" style:text-overline-width="bold" style:text-overline-color="font-color"/>
    </style:style>
    <style:style style:name="P15" style:family="paragraph">
      <style:paragraph-properties fo:margin-left="0cm" fo:margin-right="0cm" fo:margin-top="0.356cm" fo:margin-bottom="0.203cm" fo:line-height="115%" fo:text-align="center" fo:text-indent="0cm" style:writing-mode="lr-tb"/>
      <style:text-properties style:font-name="Source Code Pro1" fo:font-size="10pt" fo:text-shadow="1pt 1pt" style:font-size-asian="12pt" style:font-size-complex="12pt" style:text-overline-style="none" style:text-overline-color="font-color"/>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none" draw:fill-color="#ffffff"/>
      <style:paragraph-properties fo:text-align="start" style:writing-mode="lr-tb"/>
      <style:text-properties fo:text-transform="uppercase" style:font-name="Source Code Pro1" fo:font-size="10pt" fo:text-shadow="1pt 1pt" style:font-size-asian="12pt" style:font-size-complex="12pt"/>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draw:fill-color="#ffffff"/>
      <style:paragraph-properties fo:margin-left="0cm" fo:margin-right="0cm" fo:margin-top="0cm" fo:margin-bottom="0cm" fo:line-height="100%" fo:text-align="start" fo:text-indent="0cm" style:writing-mode="lr-tb"/>
      <style:text-properties fo:text-transform="uppercase" style:use-window-font-color="true" loext:opacity="0%" style:text-outline="false" style:text-line-through-style="none" style:text-line-through-type="none" style:font-name="Source Code Pro1" fo:font-size="10pt" fo:font-style="normal" fo:text-shadow="1pt 1pt"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15%" fo:text-align="center" fo:text-indent="0cm"/>
    </style:style>
    <style:style style:name="P23" style:family="paragraph">
      <style:paragraph-properties fo:margin-left="0cm" fo:margin-right="0cm" fo:margin-top="0cm" fo:margin-bottom="0cm" fo:line-height="200%" fo:text-align="center" fo:text-indent="0cm" style:writing-mode="lr-tb"/>
      <style:text-properties style:text-outline="false" style:font-name="Liberation Sans" fo:font-size="10pt" fo:text-shadow="1pt 1pt" fo:font-weight="normal" style:font-size-asian="12pt" style:font-size-complex="12pt" style:text-overline-style="none" style:text-overline-color="font-color"/>
    </style:style>
    <style:style style:name="P24" style:family="paragraph">
      <style:paragraph-properties fo:margin-left="0cm" fo:margin-right="0cm" fo:margin-top="0.102cm" fo:margin-bottom="0cm" fo:line-height="0.374cm" fo:text-align="center" fo:text-indent="0cm"/>
    </style:style>
    <style:style style:name="P25" style:family="paragraph">
      <style:paragraph-properties fo:margin-left="0cm" fo:margin-right="0cm" fo:margin-top="0.102cm" fo:margin-bottom="0cm" fo:line-height="0.374cm" fo:text-align="center" fo:text-indent="0cm" style:writing-mode="lr-tb"/>
      <style:text-properties style:text-outline="false" style:font-name="Source Code Pro1" fo:font-size="10pt" fo:text-shadow="1pt 1pt" fo:font-weight="normal" style:font-size-asian="10pt" style:font-size-complex="10pt" style:text-overline-style="none" style:text-overline-color="font-color"/>
    </style:style>
    <style:style style:name="P26" style:family="paragraph">
      <loext:graphic-properties draw:fill="solid" draw:fill-color="#ffffff" draw:opacity="100%"/>
      <style:paragraph-properties fo:text-align="center" style:writing-mode="lr-tb"/>
      <style:text-properties fo:font-weight="normal"/>
    </style:style>
    <style:style style:name="P27" style:family="paragraph">
      <loext:graphic-properties draw:fill="solid" draw:fill-color="#ffffff" draw:opacity="100%"/>
      <style:paragraph-properties fo:text-align="center"/>
      <style:text-properties fo:font-weight="normal"/>
    </style:style>
    <style:style style:name="P28" style:family="paragraph">
      <loext:graphic-properties draw:fill-color="#000000"/>
      <style:paragraph-properties fo:text-align="center"/>
    </style:style>
    <style:style style:name="P29" style:family="paragraph">
      <style:paragraph-properties fo:margin-left="0cm" fo:margin-right="0cm" fo:margin-top="0cm" fo:margin-bottom="0cm" fo:line-height="100%" fo:text-align="center" fo:text-indent="0cm" style:writing-mode="lr-tb"/>
      <style:text-properties fo:font-variant="normal" fo:text-transform="none" fo:color="#b47804"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variant="normal" fo:text-transform="none" fo:color="#b47804"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 style:family="paragraph">
      <loext:graphic-properties draw:fill="none"/>
      <style:paragraph-properties fo:text-align="center" style:writing-mode="lr-tb"/>
    </style:style>
    <style:style style:name="P32" style:family="paragraph">
      <style:paragraph-properties fo:margin-left="0cm" fo:margin-right="0cm" fo:margin-top="0cm" fo:margin-bottom="0cm" fo:line-height="100%" fo:text-align="end" fo:text-indent="0cm"/>
    </style:style>
    <style:style style:name="P33" style:family="paragraph">
      <loext:graphic-properties draw:fill="none" draw:fill-color="#ffffff"/>
      <style:paragraph-properties fo:margin-left="0cm" fo:margin-right="0cm" fo:margin-top="0cm" fo:margin-bottom="0cm" fo:line-height="100%" fo:text-align="end" fo:text-indent="0cm" style:writing-mode="lr-tb"/>
      <style:text-properties fo:text-transform="uppercase" style:use-window-font-color="true" loext:opacity="0%" style:text-outline="false" style:text-line-through-style="none" style:text-line-through-type="none" style:font-name="Source Code Pro1" fo:font-size="10pt" fo:font-style="normal" fo:text-shadow="1pt 1pt"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writing-mode="lr-tb"/>
      <style:text-properties fo:font-variant="normal" fo:text-transform="none" fo:color="#3465a4" loext:opacity="100%" style:text-outline="false" style:text-line-through-style="none" style:text-line-through-type="none" style:font-name="Bauhaus 93" fo:font-size="15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3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3465a4" loext:opacity="100%" style:text-outline="false" style:text-line-through-style="none" style:text-line-through-type="none" style:font-name="Bauhaus 93" fo:font-size="15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Source Code Pro1"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Source Code Pro1"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356cm" fo:margin-bottom="0.203cm" fo:line-height="115%" fo:text-align="center" fo:text-indent="0cm" style:writing-mode="lr-tb"/>
      <style:text-properties style:font-name="Source Code Pro1" fo:font-size="10pt" fo:text-shadow="1pt 1pt" style:font-size-asian="12pt" style:font-size-complex="12pt" style:text-overline-style="solid" style:text-overline-width="bold" style:text-overline-color="font-color"/>
    </style:style>
    <style:style style:name="P39" style:family="paragraph">
      <style:paragraph-properties fo:margin-left="0cm" fo:margin-right="0cm" fo:margin-top="0.356cm" fo:margin-bottom="0.203cm" fo:line-height="115%" fo:text-align="start" fo:text-indent="0cm" style:writing-mode="lr-tb"/>
      <style:text-properties style:text-outline="false" style:font-name="Source Code Pro1" fo:font-size="10pt" fo:text-shadow="1pt 1pt" fo:font-weight="normal" style:font-size-asian="12pt" style:font-size-complex="12pt" style:text-overline-style="none" style:text-overline-color="font-color"/>
    </style:style>
    <style:style style:name="P40" style:family="paragraph">
      <loext:graphic-properties draw:fill="none" draw:fill-color="#ffffff"/>
      <style:paragraph-properties fo:text-align="center" style:writing-mode="lr-tb"/>
      <style:text-properties fo:text-transform="uppercase" style:font-name="Source Code Pro1" fo:font-size="10pt" fo:text-shadow="1pt 1pt" style:font-size-asian="12pt" style:font-size-complex="12pt"/>
    </style:style>
    <style:style style:name="P41" style:family="paragraph">
      <loext:graphic-properties draw:fill="none"/>
      <style:paragraph-properties fo:text-align="center"/>
      <style:text-properties fo:font-size="10pt" fo:font-weight="normal"/>
    </style:style>
    <style:style style:name="P42" style:family="paragraph">
      <loext:graphic-properties draw:fill="none" draw:fill-color="#ffffff"/>
      <style:paragraph-properties fo:text-align="center" style:writing-mode="lr-tb"/>
      <style:text-properties fo:text-transform="uppercase" style:font-name="Source Code Pro1" fo:font-size="10pt" fo:text-shadow="1pt 1pt" style:font-size-asian="12pt" style:font-size-complex="12pt" style:text-overline-style="none" style:text-overline-color="font-color"/>
    </style:style>
    <style:style style:name="P43" style:family="paragraph">
      <loext:graphic-properties draw:fill="none" draw:fill-color="#ffffff"/>
      <style:paragraph-properties fo:margin-top="0cm" fo:margin-bottom="0cm" fo:line-height="115%" fo:text-align="center" style:writing-mode="lr-tb"/>
      <style:text-properties fo:text-transform="uppercase" style:font-name="Source Code Pro1" fo:font-size="10pt" fo:text-shadow="1pt 1pt" style:font-size-asian="12pt" style:font-size-complex="12pt" style:text-overline-style="none" style:text-overline-color="font-color"/>
    </style:style>
    <style:style style:name="P44" style:family="paragraph">
      <style:paragraph-properties fo:margin-left="0cm" fo:margin-right="0cm" fo:text-align="start" fo:text-indent="0cm"/>
    </style:style>
    <style:style style:name="P45" style:family="paragraph">
      <loext:graphic-properties draw:fill="none" draw:fill-color="#ffffff"/>
      <style:paragraph-properties fo:margin-left="0cm" fo:margin-right="0cm" fo:text-align="start" fo:text-indent="0cm" style:writing-mode="lr-tb"/>
      <style:text-properties fo:text-transform="uppercase" style:font-name="Source Code Pro1" fo:font-size="10pt" fo:text-shadow="1pt 1pt" style:font-size-asian="12pt" style:font-size-complex="12pt"/>
    </style:style>
    <style:style style:name="P46" style:family="paragraph">
      <loext:graphic-properties draw:fill="none" draw:opacity="50%"/>
      <style:paragraph-properties fo:text-align="center"/>
      <style:text-properties fo:font-size="10pt" fo:font-weight="normal"/>
    </style:style>
    <style:style style:name="P47" style:family="paragraph">
      <style:paragraph-properties fo:margin-left="0cm" fo:margin-right="0cm" fo:margin-top="0.356cm" fo:margin-bottom="0.203cm" fo:line-height="115%" fo:text-align="center" fo:text-indent="0cm" style:writing-mode="lr-tb"/>
      <style:text-properties style:text-outline="false" style:font-name="Source Code Pro1" fo:font-size="10pt" fo:text-shadow="1pt 1pt" style:font-size-asian="12pt" style:font-size-complex="12pt"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Mono" fo:font-size="14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Mono" fo:font-size="10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 style:family="text">
      <style:text-properties style:font-name="Liberation Mono" fo:font-size="14pt" fo:text-shadow="1pt 1pt" fo:font-weight="normal" style:font-size-asian="12pt" style:font-weight-asian="normal" style:font-size-complex="12pt" style:font-weight-complex="normal"/>
    </style:style>
    <style:style style:name="T4" style:family="text">
      <style:text-properties style:text-outline="false" style:font-name="Source Code Pro1" fo:font-size="10pt" fo:text-shadow="1pt 1pt" style:font-size-asian="12pt" style:font-size-complex="12pt" style:text-overline-style="solid" style:text-overline-width="bold" style:text-overline-color="font-color"/>
    </style:style>
    <style:style style:name="T5" style:family="text">
      <style:text-properties style:font-name="Source Code Pro1" fo:font-size="10pt" fo:text-shadow="1pt 1pt" style:font-size-asian="12pt" style:font-size-complex="12pt" style:text-overline-style="none" style:text-overline-color="font-color"/>
    </style:style>
    <style:style style:name="T6" style:family="text">
      <style:text-properties fo:text-transform="uppercase" style:font-name="Source Code Pro1" fo:font-size="10pt" fo:text-shadow="1pt 1pt" style:font-size-asian="12pt" style:font-size-complex="12pt"/>
    </style:style>
    <style:style style:name="T7" style:family="text">
      <style:text-properties fo:text-transform="uppercase" style:use-window-font-color="true" loext:opacity="0%" style:text-outline="false" style:text-line-through-style="none" style:text-line-through-type="none" style:font-name="Source Code Pro1" fo:font-size="10pt" fo:font-style="normal" fo:text-shadow="1pt 1pt"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 style:family="text">
      <style:text-properties style:text-outline="false" style:font-name="Source Code Pro1" fo:font-size="10pt" fo:text-shadow="1pt 1pt" fo:font-weight="normal" style:font-size-asian="12pt" style:font-size-complex="12pt" style:text-overline-style="none" style:text-overline-color="font-color"/>
    </style:style>
    <style:style style:name="T9" style:family="text">
      <style:text-properties style:text-outline="false" style:font-name="Source Code Pro1" fo:font-size="10pt" fo:text-shadow="1pt 1pt" fo:font-weight="normal" style:font-size-asian="10pt" style:font-size-complex="10pt" style:text-overline-style="none" style:text-overline-color="font-color"/>
    </style:style>
    <style:style style:name="T10" style:family="text">
      <style:text-properties fo:font-variant="normal" fo:text-transform="none" fo:color="#b47804"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3465a4" loext:opacity="100%" style:text-outline="false" style:text-line-through-style="none" style:text-line-through-type="none" style:font-name="Bauhaus 93" fo:font-size="15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Source Code Pro1"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3" style:family="text">
      <style:text-properties style:font-name="Source Code Pro1" fo:font-size="10pt" fo:text-shadow="1pt 1pt" style:font-size-asian="12pt" style:font-size-complex="12pt" style:text-overline-style="solid" style:text-overline-width="bold" style:text-overline-color="font-color"/>
    </style:style>
    <style:style style:name="T14" style:family="text">
      <style:text-properties fo:text-transform="uppercase" style:font-name="Source Code Pro1" fo:font-size="10pt" fo:text-shadow="1pt 1pt" style:font-size-asian="12pt" style:font-size-complex="12pt" style:text-overline-style="none" style:text-overline-color="font-color"/>
    </style:style>
    <style:style style:name="T15" style:family="text">
      <style:text-properties style:text-outline="false" style:font-name="Source Code Pro1" fo:font-size="10pt" fo:text-shadow="1pt 1pt" style:font-size-asian="12pt" style:font-size-complex="12pt"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953cm" svg:height="0.429cm" svg:x="6.397cm" svg:y="8.62cm">
          <text:p/>
          <draw:enhanced-geometry svg:viewBox="0 0 21600 21600" draw:mirror-horizontal="false" draw:mirror-vertical="false" draw:text-areas="?f7 ?f0 21600 ?f2" draw:type="left-arrow" draw:modifiers="6181.1320754717 5773.584905660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2" draw:text-style-name="P2" draw:layer="layout" svg:width="0.953cm" svg:height="1.587cm" svg:x="6.396cm" svg:y="9.254cm" svg:viewBox="0 0 954 1588" draw:points="636,1588 634,363 244,358 244,477 0,239 244,0 244,120 954,120 954,1588">
          <text:p/>
        </draw:polygon>
        <draw:polygon draw:style-name="gr3" draw:text-style-name="P2" draw:layer="layout" svg:width="12.064cm" svg:height="3.492cm" svg:x="6.715cm" svg:y="10.842cm" svg:viewBox="0 0 12065 3493" draw:points="12065,1905 635,1905 635,0 645,0 646,0 646,0 646,0 646,0 646,0 644,0 611,0 476,0 341,0 308,0 306,0 306,0 306,0 306,0 306,0 307,0 317,0 317,1905 317,2223 317,3175 0,3175 481,3493 952,3175 635,3175 635,2223 12065,2223">
          <text:p/>
        </draw:polygon>
        <draw:connector draw:style-name="gr4" draw:text-style-name="P3" draw:layer="layout" svg:x1="4.492cm" svg:y1="7.904cm" svg:x2="11.11cm" svg:y2="3.826cm" draw:start-shape="id1" draw:start-glue-point="5" draw:end-shape="id2" draw:end-glue-point="4" svg:d="M4492 7904v-4078h6618" svg:viewBox="0 0 6619 4079">
          <text:p/>
        </draw:connector>
        <draw:custom-shape draw:style-name="gr5" draw:text-style-name="P4" draw:layer="layout" svg:width="25.94cm" svg:height="19.59cm" svg:x="1cm" svg:y="1cm">
          <text:p/>
          <draw:enhanced-geometry svg:viewBox="0 0 21600 21600" draw:type="rectangle" draw:enhanced-path="M 0 0 L 21600 0 21600 21600 0 21600 0 0 Z N"/>
        </draw:custom-shape>
        <draw:custom-shape draw:name="Process 1" draw:style-name="gr6" draw:text-style-name="P6" draw:layer="layout" svg:width="2.54cm" svg:height="1.588cm" svg:x="14.97cm" svg:y="1.952cm">
          <text:p text:style-name="P5"><text:span text:style-name="T1">Shif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2" draw:style-name="gr7" draw:text-style-name="P6" draw:layer="layout" svg:width="2.54cm" svg:height="4.128cm" svg:x="20.05cm" svg:y="1.952cm">
          <text:p text:style-name="P5"><text:span text:style-name="T1">Merge</text:span></text:p>
          <text:p text:style-name="P5"><text:span text:style-name="T1">&amp;</text:span></text:p>
          <text:p text:style-name="P5"><text:span text:style-name="T1">Latche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3" draw:style-name="gr8" draw:text-style-name="P8" draw:layer="layout" svg:width="2.54cm" svg:height="0.635cm" svg:x="7.35cm" svg:y="5.445cm">
          <text:p text:style-name="P7"><text:span text:style-name="T2">R5</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4" draw:style-name="gr9" draw:text-style-name="P8" draw:layer="layout" svg:width="2.54cm" svg:height="0.635cm" svg:x="7.35cm" svg:y="6.08cm">
          <text:p text:style-name="P7"><text:span text:style-name="T2">R4</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5" draw:style-name="gr10" draw:text-style-name="P8" draw:layer="layout" svg:width="2.54cm" svg:height="0.635cm" svg:x="7.35cm" svg:y="6.715cm">
          <text:p text:style-name="P7"><text:span text:style-name="T2">R3</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6" draw:style-name="gr11" draw:text-style-name="P8" draw:layer="layout" svg:width="2.54cm" svg:height="0.635cm" svg:x="7.35cm" svg:y="7.35cm">
          <text:p text:style-name="P7"><text:span text:style-name="T2">R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8" draw:style-name="gr12" draw:text-style-name="P8" draw:layer="layout" svg:width="2.54cm" svg:height="0.635cm" svg:x="7.35cm" svg:y="8.62cm">
          <text:p text:style-name="P7"><text:span text:style-name="T2">AUX</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7" draw:style-name="gr13" draw:text-style-name="P8" draw:layer="layout" svg:width="2.54cm" svg:height="0.635cm" svg:x="7.35cm" svg:y="7.985cm">
          <text:p text:style-name="P7"><text:span text:style-name="T2">R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9" draw:style-name="gr14" draw:text-style-name="P8" draw:layer="layout" svg:width="2.54cm" svg:height="0.635cm" svg:x="7.35cm" svg:y="4.175cm">
          <draw:glue-point draw:id="8" svg:x="-5cm" svg:y="0cm" draw:escape-direction="left"/>
          <text:p text:style-name="P7"><text:span text:style-name="T2">R1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0" draw:style-name="gr15" draw:text-style-name="P8" draw:layer="layout" svg:width="2.54cm" svg:height="0.635cm" svg:x="7.35cm" svg:y="4.81cm">
          <text:p text:style-name="P7"><text:span text:style-name="T2">R6</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1" draw:style-name="gr16" draw:text-style-name="P6" draw:layer="layout" svg:width="2.54cm" svg:height="1.588cm" svg:x="8.302cm" svg:y="10.207cm">
          <text:p text:style-name="P5"><text:span text:style-name="T1">Mask</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2" draw:style-name="gr17" draw:text-style-name="P6" draw:layer="layout" svg:width="2.54cm" svg:height="1.588cm" svg:x="12.112cm" svg:y="10.207cm">
          <text:p text:style-name="P5"><text:span text:style-name="T1">Right</text:span></text:p>
          <text:p text:style-name="P5"><text:span text:style-name="T1">Rotat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1" draw:id="id1">
          <draw:glue-point draw:id="4" svg:x="0cm" svg:y="-3.57cm"/>
          <draw:glue-point draw:id="5" svg:x="-0.005cm" svg:y="-3.754cm" draw:escape-direction="up"/>
          <draw:custom-shape draw:style-name="gr18" draw:text-style-name="P9" draw:layer="layout" svg:width="4.445cm" svg:height="1.905cm" draw:transform="rotate (-1.5707963267949) translate (5.445cm 7.3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9" draw:text-style-name="P11" draw:layer="layout" svg:width="1.905cm" svg:height="1.344cm" svg:x="3.54cm" svg:y="8.859cm">
            <draw:text-box>
              <text:p text:style-name="P10"><text:span text:style-name="T3">ALU</text:span></text:p>
            </draw:text-box>
          </draw:frame>
        </draw:g>
        <draw:custom-shape draw:name="Process 13" draw:style-name="gr20" draw:text-style-name="P6" draw:layer="layout" svg:width="3.81cm" svg:height="2.54cm" svg:x="3.54cm" svg:y="14.335cm">
          <text:p text:style-name="P5"><text:span text:style-name="T1">P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4" draw:style-name="gr21" draw:text-style-name="P12" draw:layer="layout" svg:width="3.81cm" svg:height="2.54cm" svg:x="9.89cm" svg:y="14.335cm">
          <text:p text:style-name="P5"><text:span text:style-name="T1">Haza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5" draw:style-name="gr22" draw:text-style-name="P6" draw:layer="layout" svg:width="3.81cm" svg:height="10.16cm" svg:x="18.78cm" svg:y="8.62cm">
          <text:p text:style-name="P5"><text:span text:style-name="T1">Decode</text:span></text:p>
          <text:p text:style-name="P5"><text:span text:style-name="T1">&amp;</text:span></text:p>
          <text:p text:style-name="P5"><text:span text:style-name="T1">Control</text:span></text:p>
          <text:p text:style-name="P5"><text:span text:style-name="T1">Logic</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23" draw:text-style-name="P14" draw:layer="layout" svg:x1="13.065cm" svg:y1="19.415cm" svg:x2="13.065cm" svg:y2="16.875cm">
          <text:p text:style-name="P13"><text:span text:style-name="T4">RESET</text:span></text:p>
        </draw:line>
        <draw:line draw:style-name="gr23" draw:text-style-name="P14" draw:layer="layout" svg:x1="6.715cm" svg:y1="19.415cm" svg:x2="6.715cm" svg:y2="16.875cm">
          <text:p text:style-name="P13"><text:span text:style-name="T4">RESET</text:span></text:p>
        </draw:line>
        <draw:line draw:style-name="gr23" draw:text-style-name="P14" draw:layer="layout" svg:x1="11.795cm" svg:y1="19.415cm" svg:x2="11.795cm" svg:y2="16.875cm">
          <text:p text:style-name="P13"><text:span text:style-name="T4">HALT</text:span></text:p>
        </draw:line>
        <draw:line draw:style-name="gr23" draw:text-style-name="P15" draw:layer="layout" svg:x1="5.445cm" svg:y1="19.415cm" svg:x2="5.445cm" svg:y2="16.875cm">
          <text:p text:style-name="P13"><text:span text:style-name="T5">P MISS</text:span></text:p>
        </draw:line>
        <draw:custom-shape draw:style-name="gr24" draw:text-style-name="P16" draw:layer="layout" svg:width="1.905cm" svg:height="0.625cm" draw:transform="rotate (1.5707963267949) translate (3.55cm 14.334cm)">
          <text:p/>
          <draw:enhanced-geometry draw:mirror-vertical="false" draw:text-areas="4000 ?f1 ?f5 ?f2" draw:glue-points="0 10800 21600 10800 ?f0 0 ?f0 21600" draw:type="mso-spt100" draw:modifiers="18012.7508854782 7018.86792452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5" draw:text-style-name="P18" draw:layer="layout" svg:width="2.54cm" svg:height="1.838cm" svg:x="4.175cm" svg:y="12.497cm">
          <draw:text-box>
            <text:p text:style-name="P17"><text:span text:style-name="T6">Internal</text:span></text:p>
            <text:p text:style-name="P17"><text:span text:style-name="T6">Control</text:span></text:p>
            <text:p text:style-name="P17"><text:span text:style-name="T6">Signals</text:span></text:p>
          </draw:text-box>
        </draw:frame>
        <draw:custom-shape draw:style-name="gr26" draw:text-style-name="P19" draw:layer="layout" svg:width="1.888cm" svg:height="0.635cm" svg:x="13.715cm" svg:y="14.335cm">
          <text:p/>
          <draw:enhanced-geometry draw:mirror-horizontal="true" draw:mirror-vertical="false" draw:text-areas="4000 ?f1 ?f5 ?f2" draw:glue-points="0 10800 21600 10800 ?f0 0 ?f0 21600" draw:type="mso-spt100" draw:modifiers="18012.7508854782 7018.86792452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7" draw:text-style-name="P21" draw:layer="layout" svg:width="3.175cm" svg:height="1.586cm" svg:x="15.605cm" svg:y="13.384cm">
          <draw:text-box>
            <text:p text:style-name="P20"><text:span text:style-name="T7">Internal</text:span></text:p>
            <text:p text:style-name="P20"><text:span text:style-name="T7">Control Signals</text:span></text:p>
          </draw:text-box>
        </draw:frame>
        <draw:line draw:style-name="gr28" draw:text-style-name="P23" draw:layer="layout" svg:x1="13.7cm" svg:y1="16.557cm" svg:x2="16.24cm" svg:y2="16.557cm">
          <text:p text:style-name="P22"><text:span text:style-name="T8">HAZARD</text:span></text:p>
        </draw:line>
        <draw:line draw:style-name="gr29" draw:text-style-name="P25" draw:layer="layout" svg:x1="7.35cm" svg:y1="15.605cm" svg:x2="9.89cm" svg:y2="15.605cm">
          <text:p text:style-name="P24"><text:span text:style-name="T9">BRANCH</text:span></text:p>
          <text:p text:style-name="P24"><text:span text:style-name="T9">HAZARD</text:span></text:p>
        </draw:line>
        <draw:polygon draw:style-name="gr30" draw:text-style-name="P26" draw:layer="layout" svg:width="12.687cm" svg:height="13.613cm" svg:x="2.27cm" svg:y="2.27cm" svg:viewBox="0 0 12688 13614" draw:points="1270,6985 1270,7620 311,7618 311,12983 933,12983 933,12668 1245,13131 933,13614 933,13299 17,13295 16,13295 15,13295 13,13295 12,13295 11,13294 10,13294 9,13293 8,13293 7,13292 6,13292 5,13291 5,13290 4,13289 3,13288 2,13288 2,13287 1,13286 1,13285 0,13283 0,13282 0,13281 0,13280 0,13279 0,13278 0,6985 0,317 317,317 12065,317 12065,0 12688,474 12065,952 12065,635 317,635 317,3175 317,3492 4445,3492 4445,3175 5064,3666 4445,4127 4445,3810 317,3810 317,5397 317,6985">
          <text:p/>
        </draw:polygon>
        <draw:custom-shape draw:style-name="gr31" draw:text-style-name="P1" draw:layer="layout" svg:width="1.241cm" svg:height="0.66cm" svg:x="10.871cm" svg:y="10.52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7" draw:layer="layout" svg:width="2.857cm" svg:height="0.66cm" svg:x="5.445cm" svg:y="10.52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8" draw:layer="layout" svg:width="0.051cm" svg:height="2.54cm" draw:transform="rotate (-1.5707963267949) translate (14.652cm 8.886cm)">
          <text:p/>
          <draw:enhanced-geometry svg:viewBox="0 0 21600 21600" draw:mirror-horizontal="false" draw:mirror-vertical="false" draw:type="rectangle" draw:enhanced-path="M 0 0 L 21600 0 21600 21600 0 21600 0 0 Z N"/>
        </draw:custom-shape>
        <draw:custom-shape draw:style-name="gr34" draw:text-style-name="P28" xml:id="id2" draw:id="id2" draw:layer="layout" svg:width="0.051cm" svg:height="2.857cm" svg:x="11.109cm" svg:y="3.54cm">
          <draw:glue-point draw:id="4" svg:x="-4.901cm" svg:y="-4cm" draw:escape-direction="left"/>
          <text:p/>
          <draw:enhanced-geometry svg:viewBox="0 0 21600 21600" draw:mirror-horizontal="false" draw:mirror-vertical="false" draw:type="rectangle" draw:enhanced-path="M 0 0 L 21600 0 21600 21600 0 21600 0 0 Z N"/>
        </draw:custom-shape>
        <draw:custom-shape draw:style-name="gr35" draw:text-style-name="P1" draw:layer="layout" svg:width="1.219cm" svg:height="0.952cm" svg:x="9.881cm" svg:y="5.445cm">
          <text:p/>
          <draw:enhanced-geometry svg:viewBox="0 0 21600 21600" draw:mirror-horizontal="true" draw:mirror-vertical="false" draw:text-areas="?f7 ?f0 21600 ?f2" draw:type="left-arrow" draw:modifiers="10782.2950819672 6958.2371458551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orner-top-arrow 1" draw:style-name="gr36" draw:text-style-name="P30" draw:layer="layout" svg:width="13.018cm" svg:height="2.191cm" draw:transform="rotate (-3.14159265358979) translate (26.4cm 8.906cm)">
          <text:p text:style-name="P29"><text:span text:style-name="T10"><text:s text:c="15"/></text:span></text:p>
          <draw:enhanced-geometry draw:mirror-horizontal="false" draw:mirror-vertical="false" svg:viewBox="0 0 0 0" draw:text-areas="0 ?f13 ?f11 ?f17" draw:type="ooxml-bentUpArrow" draw:modifiers="20027.3722627737 25000 21760.9489051095"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corner-top-arrow 2" draw:style-name="gr37" draw:text-style-name="P2" draw:layer="layout" svg:width="2.245cm" svg:height="3.124cm" draw:transform="rotate (-3.14159265358979) translate (13.375cm 8.886cm)">
          <text:p/>
          <draw:enhanced-geometry draw:mirror-horizontal="true" draw:mirror-vertical="false" svg:viewBox="0 0 0 0" draw:text-areas="0 ?f13 ?f11 ?f17" draw:type="ooxml-bentUpArrow" draw:modifiers="14203.0276046305 25000 20347.2840605521"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style-name="gr38" draw:text-style-name="P31" draw:layer="layout" svg:width="0.635cm" svg:height="1.304cm" svg:x="13.065cm" svg:y="8.90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9" draw:layer="layout" svg:width="2.857cm" svg:height="1.27cm" svg:x="15.92cm" svg:y="9.89cm">
          <text:p/>
          <draw:enhanced-geometry draw:mirror-horizontal="true" draw:mirror-vertical="false" draw:text-areas="4000 ?f1 ?f5 ?f2" draw:glue-points="0 10800 21600 10800 ?f0 0 ?f0 21600" draw:type="mso-spt100" draw:modifiers="15652.0643806858 7290.63729346971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40" draw:text-style-name="P33" draw:layer="layout" svg:width="2.597cm" svg:height="1.587cm" svg:x="16.24cm" svg:y="8.62cm">
          <draw:text-box>
            <text:p text:style-name="P32"><text:span text:style-name="T7">Internal</text:span></text:p>
            <text:p text:style-name="P32"><text:span text:style-name="T7">Control Signals</text:span></text:p>
          </draw:text-box>
        </draw:frame>
        <draw:custom-shape draw:style-name="gr41" draw:text-style-name="P1" draw:layer="layout" svg:width="2.54cm" svg:height="0.952cm" svg:x="17.51cm" svg:y="2.27cm">
          <text:p/>
          <draw:enhanced-geometry svg:viewBox="0 0 21600 21600" draw:mirror-horizontal="true" draw:mirror-vertical="false" draw:text-areas="?f7 ?f0 21600 ?f2" draw:type="left-arrow" draw:modifiers="5904.30220356768 7139.55928646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2" draw:text-style-name="P35" draw:layer="layout" svg:width="3.715cm" svg:height="1.65cm" svg:x="23.178cm" svg:y="18.504cm">
            <text:p text:style-name="P34"><text:span text:style-name="T11">RIPTIDE-II</text:span></text:p>
            <draw:enhanced-geometry svg:viewBox="0 0 21600 21600" draw:mirror-horizontal="false" draw:mirror-vertical="false"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3.715cm" svg:height="0.619cm" svg:x="23.178cm" svg:y="19.948cm">
            <text:p text:style-name="P36"><text:span text:style-name="T12">Functional Diagram</text:span></text:p>
            <draw:enhanced-geometry svg:viewBox="0 0 21600 21600" draw:mirror-horizontal="false" draw:mirror-vertical="false" draw:type="rectangle" draw:enhanced-path="M 0 0 L 21600 0 21600 21600 0 21600 0 0 Z N"/>
          </draw:custom-shape>
        </draw:g>
        <draw:line draw:style-name="gr23" draw:text-style-name="P38" draw:layer="layout" svg:x1="22.59cm" svg:y1="13.7cm" svg:x2="26.4cm" svg:y2="13.7cm">
          <text:p text:style-name="P13"><text:span text:style-name="T13">LB R</text:span></text:p>
        </draw:line>
        <draw:line draw:style-name="gr23" draw:text-style-name="P38" draw:layer="layout" svg:x1="22.59cm" svg:y1="14.97cm" svg:x2="26.4cm" svg:y2="14.97cm">
          <text:p text:style-name="P13"><text:span text:style-name="T13">LB W</text:span></text:p>
        </draw:line>
        <draw:line draw:style-name="gr23" draw:text-style-name="P15" draw:layer="layout" svg:x1="22.59cm" svg:y1="16.24cm" svg:x2="26.4cm" svg:y2="16.24cm">
          <text:p text:style-name="P13"><text:span text:style-name="T5">WC</text:span></text:p>
        </draw:line>
        <draw:line draw:style-name="gr23" draw:text-style-name="P15" draw:layer="layout" svg:x1="22.59cm" svg:y1="17.51cm" svg:x2="26.4cm" svg:y2="17.51cm">
          <text:p text:style-name="P13"><text:span text:style-name="T5">SC</text:span></text:p>
        </draw:line>
        <draw:line draw:style-name="gr44" draw:text-style-name="P39" draw:layer="layout" svg:x1="13.7cm" svg:y1="15.605cm" svg:x2="18.78cm" svg:y2="15.605cm">
          <text:p text:style-name="P13"><text:span text:style-name="T8">DECODER RESET</text:span></text:p>
        </draw:line>
        <draw:custom-shape draw:style-name="gr45" draw:text-style-name="P1" draw:layer="layout" svg:width="2.857cm" svg:height="0.66cm" draw:transform="rotate (1.5707963267949) translate (3.832cm 19.73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40" draw:layer="layout" svg:width="6.35cm" svg:height="0.696cm" svg:x="1cm" svg:y="19.732cm">
          <draw:text-box>
            <text:p text:style-name="P16"><text:span text:style-name="T6">INST. Address A0-A15</text:span></text:p>
          </draw:text-box>
        </draw:frame>
        <draw:frame draw:style-name="gr47" draw:text-style-name="P18" draw:layer="layout" svg:width="2.54cm" svg:height="0.975cm" svg:x="7.147cm" svg:y="13.065cm">
          <draw:text-box>
            <text:p text:style-name="P17"><text:span text:style-name="T6">IR3-IR15</text:span></text:p>
          </draw:text-box>
        </draw:frame>
        <draw:custom-shape draw:style-name="gr48" draw:text-style-name="P41" draw:layer="layout" svg:width="3.795cm" svg:height="1.27cm" svg:x="22.602cm" svg:y="2.587cm">
          <text:p/>
          <draw:enhanced-geometry svg:viewBox="0 0 21600 21600" draw:mirror-horizontal="true" draw:mirror-vertical="false" draw:text-areas="?f7 ?f0 21600 ?f2" draw:type="left-arrow" draw:modifiers="5904.30220356768 7139.55928646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draw:layer="layout" svg:width="2.857cm" svg:height="0.78cm" svg:x="22.59cm" svg:y="2.442cm">
          <draw:text-box>
            <text:p text:style-name="P16"><text:span text:style-name="T14">Data/IO</text:span></text:p>
          </draw:text-box>
        </draw:frame>
        <draw:frame draw:style-name="gr46" draw:text-style-name="P43" draw:layer="layout" svg:width="2.857cm" svg:height="0.696cm" svg:x="22.59cm" svg:y="6.08cm">
          <draw:text-box>
            <text:p text:style-name="P16"><text:span text:style-name="T14">DATA/IO</text:span></text:p>
          </draw:text-box>
        </draw:frame>
        <draw:frame draw:style-name="gr50" draw:text-style-name="P18" draw:layer="layout" svg:width="2.858cm" svg:height="0.952cm" svg:x="9.572cm" svg:y="2.905cm">
          <draw:text-box>
            <text:p text:style-name="P17"><text:span text:style-name="T6">OVF</text:span></text:p>
          </draw:text-box>
        </draw:frame>
        <draw:custom-shape draw:style-name="gr34" draw:text-style-name="P28" draw:layer="layout" svg:width="0.051cm" svg:height="2.857cm" svg:x="6.346cm" svg:y="7.033cm">
          <draw:glue-point draw:id="4" svg:x="-4.901cm" svg:y="-4cm" draw:escape-direction="left"/>
          <text:p/>
          <draw:enhanced-geometry svg:viewBox="0 0 21600 21600" draw:mirror-horizontal="false" draw:mirror-vertical="false" draw:type="rectangle" draw:enhanced-path="M 0 0 L 21600 0 21600 21600 0 21600 0 0 Z N"/>
        </draw:custom-shape>
        <draw:custom-shape draw:style-name="gr51" draw:text-style-name="P1" draw:layer="layout" svg:width="0.901cm" svg:height="0.66cm" svg:x="5.445cm" svg:y="8.277cm">
          <text:p/>
          <draw:enhanced-geometry svg:viewBox="0 0 21600 21600" draw:mirror-horizontal="false" draw:mirror-vertical="false" draw:text-areas="?f7 ?f0 21600 ?f2" draw:type="left-arrow" draw:modifiers="9961.86252771619 5489.8638426626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45" draw:layer="layout" svg:width="2.54cm" svg:height="0.952cm" svg:x="7.147cm" svg:y="9.255cm">
          <draw:text-box>
            <text:p text:style-name="P44"><text:span text:style-name="T6">IR8-IR15</text:span></text:p>
          </draw:text-box>
        </draw:frame>
        <draw:custom-shape draw:style-name="gr53" draw:text-style-name="P41" draw:layer="layout" svg:width="3.793cm" svg:height="1.27cm" svg:x="22.604cm" svg:y="4.492cm">
          <text:p/>
          <draw:enhanced-geometry svg:viewBox="0 0 21600 21600" draw:mirror-horizontal="true" draw:mirror-vertical="false" draw:text-areas="?f7 ?f0 21600 ?f2" draw:type="left-arrow" draw:modifiers="5892.46178176068 7120.6923682140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draw:layer="layout" svg:width="2.857cm" svg:height="0.78cm" svg:x="22.59cm" svg:y="4.347cm">
          <draw:text-box>
            <text:p text:style-name="P16"><text:span text:style-name="T14">ADDR</text:span></text:p>
          </draw:text-box>
        </draw:frame>
        <draw:custom-shape draw:style-name="gr54" draw:text-style-name="P46" draw:layer="layout" svg:width="3.81cm" svg:height="1.27cm" svg:x="22.59cm" svg:y="9.89cm">
          <text:p/>
          <draw:enhanced-geometry svg:viewBox="0 0 21600 21600" draw:mirror-horizontal="false" draw:mirror-vertical="false" draw:text-areas="?f7 ?f0 21600 ?f2" draw:type="left-arrow" draw:modifiers="5904.30220356768 7139.55928646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5" draw:text-style-name="P15" draw:layer="layout" svg:x1="22.59cm" svg:y1="12.43cm" svg:x2="26.4cm" svg:y2="12.43cm">
          <text:p text:style-name="P13"><text:span text:style-name="T5">P MISS</text:span></text:p>
        </draw:line>
        <draw:frame draw:style-name="gr56" draw:text-style-name="P33" draw:layer="layout" svg:width="3.175cm" svg:height="1.587cm" svg:x="23.225cm" svg:y="8.62cm">
          <draw:text-box>
            <text:p text:style-name="P32"><text:span text:style-name="T7">Instruction DATA</text:span></text:p>
          </draw:text-box>
        </draw:frame>
        <draw:line draw:style-name="gr23" draw:text-style-name="P47" draw:layer="layout" svg:x1="10.525cm" svg:y1="19.415cm" svg:x2="10.525cm" svg:y2="16.875cm">
          <text:p text:style-name="P13"><text:span text:style-name="T15">D MISS</text:span></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Bauhaus 93" svg:font-family="'Bauhaus 93'" style:font-family-generic="decorative"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decorative"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Code Pro" svg:font-family="'Source Code Pro'" style:font-family-generic="modern" style:font-pitch="variable"/>
    <style:font-face style:name="Source Code Pro1" svg:font-family="'Source Code Pro'" style:font-family-generic="modern" style:font-pitch="fixed"/>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90_20_Degrees_20_Crossed_20_3" draw:display-name="Red 90 Degrees Crossed 3" draw:style="double" draw:color="#ef9a9a" draw:distance="0.203cm" draw:rotation="450"/>
    <draw:marker draw:name="Arrow" svg:viewBox="0 0 20 30" svg:d="M10 0l-10 30h20z"/>
    <draw:marker draw:name="Arrowheads_20_2" draw:display-name="Arrowheads 2" svg:viewBox="0 0 20 20" svg:d="M0 20l10-20 10 20z"/>
    <draw:marker draw:name="Arrowheads_20_7" draw:display-name="Arrowheads 7"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parent-style-name="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ffffff" draw:shadow-offset-x="0.203cm" draw:shadow-offset-y="0.203cm"/>
    </style:style>
    <style:style style:name="Object_20_with_20_no_20_fill_20_and_20_no_20_line" style:display-name="Object with no fill and no line" style:family="graphic" style:parent-style-name="standard">
      <style:graphic-properties draw:stroke="none" draw:stroke-dash="Dashed_20__28_var_29__20_4" draw:fill="none" draw:textarea-vertical-align="midd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textarea-horizontal-align="center" draw:textarea-vertical-align="botto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9T17:33:37.832000000</meta:creation-date>
    <dc:date>2022-01-23T13:37:50.718000000</dc:date>
    <meta:editing-duration>PT2H32M55S</meta:editing-duration>
    <meta:editing-cycles>44</meta:editing-cycles>
    <meta:generator>LibreOffice/7.2.1.2$Windows_X86_64 LibreOffice_project/87b77fad49947c1441b67c559c339af8f3517e22</meta:generator>
    <meta:document-statistic meta:object-count="69"/>
  </office:meta>
</office:document-meta>
</file>